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2.601cm" table:align="margins"/>
    </style:style>
    <style:style style:name="Tabella1.A" style:family="table-column">
      <style:table-column-properties style:column-width="9.807cm" style:rel-column-width="51007*"/>
    </style:style>
    <style:style style:name="Tabella1.B" style:family="table-column">
      <style:table-column-properties style:column-width="2.794cm" style:rel-column-width="14528*"/>
    </style:style>
    <style:style style:name="Tabella1.A1" style:family="table-cell">
      <style:table-cell-properties style:writing-mode="page"/>
    </style:style>
    <style:style style:name="Tabella1.A9" style:family="table-cell">
      <style:table-cell-properties fo:padding="0cm" fo:border="none" style:writing-mode="page"/>
    </style:style>
    <style:style style:name="Tabella2" style:family="table">
      <style:table-properties style:width="12.601cm" table:align="margins"/>
    </style:style>
    <style:style style:name="Tabella2.A" style:family="table-column">
      <style:table-column-properties style:column-width="4.2cm" style:rel-column-width="21844*"/>
    </style:style>
    <style:style style:name="Tabella2.B" style:family="table-column">
      <style:table-column-properties style:column-width="4.2cm" style:rel-column-width="21845*"/>
    </style:style>
    <style:style style:name="Tabella2.C" style:family="table-column">
      <style:table-column-properties style:column-width="4.2cm" style:rel-column-width="21846*"/>
    </style:style>
    <style:style style:name="Tabella2.A1" style:family="table-cell">
      <style:table-cell-properties fo:padding="0cm" fo:border="none" style:writing-mode="page"/>
    </style:style>
    <style:style style:name="Tabella3" style:family="table">
      <style:table-properties style:width="12.601cm" table:align="margins"/>
    </style:style>
    <style:style style:name="Tabella3.A" style:family="table-column">
      <style:table-column-properties style:column-width="6.301cm" style:rel-column-width="32767*"/>
    </style:style>
    <style:style style:name="Tabella3.B" style:family="table-column">
      <style:table-column-properties style:column-width="6.301cm" style:rel-column-width="32768*"/>
    </style:style>
    <style:style style:name="Tabella3.A1" style:family="table-cell">
      <style:table-cell-properties style:writing-mode="page"/>
    </style:style>
    <style:style style:name="Tabella4" style:family="table">
      <style:table-properties style:width="12.601cm" table:align="margins"/>
    </style:style>
    <style:style style:name="Tabella4.A" style:family="table-column">
      <style:table-column-properties style:column-width="6.301cm" style:rel-column-width="32767*"/>
    </style:style>
    <style:style style:name="Tabella4.B" style:family="table-column">
      <style:table-column-properties style:column-width="6.301cm" style:rel-column-width="32768*"/>
    </style:style>
    <style:style style:name="Tabella4.A1" style:family="table-cell">
      <style:table-cell-properties style:writing-mode="page"/>
    </style:style>
    <style:style style:name="P1" style:family="paragraph" style:parent-style-name="Standard">
      <style:paragraph-properties fo:text-align="justify" style:justify-single-word="false"/>
      <style:text-properties fo:font-size="10pt" officeooo:rsid="000fec08" officeooo:paragraph-rsid="0010e964" style:font-size-asian="10pt" style:font-size-complex="10pt"/>
    </style:style>
    <style:style style:name="P2" style:family="paragraph" style:parent-style-name="Standard">
      <style:paragraph-properties fo:text-align="center" style:justify-single-word="false"/>
      <style:text-properties fo:font-size="10pt" officeooo:rsid="000fec08" officeooo:paragraph-rsid="0010e964" style:font-size-asian="10pt" style:font-size-complex="10pt"/>
    </style:style>
    <style:style style:name="P3" style:family="paragraph" style:parent-style-name="Standard">
      <style:paragraph-properties fo:text-align="justify" style:justify-single-word="false"/>
      <style:text-properties fo:font-size="10pt" officeooo:rsid="001166bc" officeooo:paragraph-rsid="001166bc" style:font-size-asian="10pt" style:font-size-complex="10pt"/>
    </style:style>
    <style:style style:name="P4" style:family="paragraph" style:parent-style-name="Standard">
      <style:paragraph-properties fo:text-align="center" style:justify-single-word="false"/>
      <style:text-properties fo:font-size="10pt" officeooo:paragraph-rsid="0010e964" style:font-size-asian="10pt" style:font-size-complex="10pt"/>
    </style:style>
    <style:style style:name="P5" style:family="paragraph" style:parent-style-name="Standard">
      <style:paragraph-properties fo:text-align="center" style:justify-single-word="false"/>
      <style:text-properties fo:font-size="10pt" officeooo:rsid="00135e5e" officeooo:paragraph-rsid="00135e5e" style:font-size-asian="10pt" style:font-size-complex="10pt"/>
    </style:style>
    <style:style style:name="P6" style:family="paragraph" style:parent-style-name="Standard">
      <style:paragraph-properties fo:text-align="justify" style:justify-single-word="false"/>
      <style:text-properties fo:font-size="10pt" officeooo:rsid="00135e5e" officeooo:paragraph-rsid="00135e5e" style:font-size-asian="10pt" style:font-size-complex="10pt"/>
    </style:style>
    <style:style style:name="P7" style:family="paragraph" style:parent-style-name="Standard">
      <style:paragraph-properties fo:text-align="justify" style:justify-single-word="false"/>
      <style:text-properties fo:font-size="10pt" officeooo:rsid="001525a4" officeooo:paragraph-rsid="001525a4" style:font-size-asian="10pt" style:font-size-complex="10pt"/>
    </style:style>
    <style:style style:name="P8" style:family="paragraph" style:parent-style-name="Standard">
      <style:paragraph-properties fo:text-align="justify" style:justify-single-word="false"/>
      <style:text-properties fo:font-size="10pt" officeooo:paragraph-rsid="0010e964" style:font-size-asian="10pt" style:font-size-complex="10pt"/>
    </style:style>
    <style:style style:name="P9" style:family="paragraph" style:parent-style-name="Standard">
      <style:paragraph-properties fo:text-align="center" style:justify-single-word="false"/>
      <style:text-properties fo:font-size="10pt" fo:font-weight="bold" officeooo:rsid="001166bc" officeooo:paragraph-rsid="001166bc"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0pt" fo:font-weight="bold" officeooo:rsid="00135e5e" officeooo:paragraph-rsid="00135e5e"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officeooo:rsid="001525a4" officeooo:paragraph-rsid="001525a4" style:font-size-asian="10pt" style:font-weight-asian="bold" style:font-size-complex="10pt" style:font-weight-complex="bold"/>
    </style:style>
    <style:style style:name="P12" style:family="paragraph" style:parent-style-name="Standard">
      <style:paragraph-properties fo:text-align="justify" style:justify-single-word="false"/>
      <style:text-properties fo:font-size="10pt" fo:font-weight="bold" officeooo:rsid="00170c63" officeooo:paragraph-rsid="00170c63" style:font-size-asian="10pt" style:font-weight-asian="bold" style:font-size-complex="10pt" style:font-weight-complex="bold"/>
    </style:style>
    <style:style style:name="P13" style:family="paragraph" style:parent-style-name="Standard">
      <style:paragraph-properties fo:text-align="center" style:justify-single-word="false"/>
      <style:text-properties fo:font-size="10pt" fo:font-weight="bold" officeooo:rsid="0018934f" officeooo:paragraph-rsid="0018934f"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size="10pt" fo:font-weight="bold" officeooo:rsid="0018934f" officeooo:paragraph-rsid="0018934f"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font-weight="bold" officeooo:rsid="0018fa7b" officeooo:paragraph-rsid="0018fa7b" style:font-size-asian="10pt" style:font-weight-asian="bold" style:font-size-complex="10pt" style:font-weight-complex="bold"/>
    </style:style>
    <style:style style:name="P16" style:family="paragraph" style:parent-style-name="Standard">
      <style:paragraph-properties fo:text-align="center" style:justify-single-word="false"/>
      <style:text-properties fo:font-size="10pt" fo:font-weight="bold" officeooo:rsid="001d3605" officeooo:paragraph-rsid="001d3605" style:font-size-asian="10pt" style:font-weight-asian="bold" style:font-size-complex="10pt" style:font-weight-complex="bold"/>
    </style:style>
    <style:style style:name="P17" style:family="paragraph" style:parent-style-name="Standard">
      <style:paragraph-properties fo:text-align="center" style:justify-single-word="false"/>
      <style:text-properties fo:font-size="10pt" fo:font-weight="bold" officeooo:rsid="001d3605" officeooo:paragraph-rsid="001e543c" style:font-size-asian="10pt" style:font-weight-asian="bold" style:font-size-complex="10pt" style:font-weight-complex="bold"/>
    </style:style>
    <style:style style:name="P18" style:family="paragraph" style:parent-style-name="Standard">
      <style:paragraph-properties fo:text-align="center" style:justify-single-word="false"/>
      <style:text-properties fo:font-size="10pt" fo:font-weight="bold" officeooo:rsid="0020517e" officeooo:paragraph-rsid="0020517e" style:font-size-asian="10pt" style:font-weight-asian="bold" style:font-size-complex="10pt" style:font-weight-complex="bold"/>
    </style:style>
    <style:style style:name="P19" style:family="paragraph" style:parent-style-name="Standard">
      <style:paragraph-properties fo:text-align="center" style:justify-single-word="false"/>
      <style:text-properties fo:font-size="10pt" fo:font-weight="bold" officeooo:rsid="0010e964" officeooo:paragraph-rsid="0010e964" style:font-size-asian="10pt" style:font-weight-asian="bold" style:font-size-complex="10pt" style:font-weight-complex="bold"/>
    </style:style>
    <style:style style:name="P20" style:family="paragraph" style:parent-style-name="Standard">
      <style:paragraph-properties fo:text-align="center" style:justify-single-word="false"/>
      <style:text-properties fo:font-size="10pt" fo:font-weight="bold" officeooo:rsid="0020e516" officeooo:paragraph-rsid="0020e516"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font-size="10pt" fo:font-weight="normal" officeooo:rsid="001525a4" officeooo:paragraph-rsid="001525a4"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normal" officeooo:rsid="00170c63" officeooo:paragraph-rsid="00170c63"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officeooo:rsid="0018934f" officeooo:paragraph-rsid="0018934f"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font-size="10pt" fo:font-weight="normal" officeooo:rsid="0018fa7b" officeooo:paragraph-rsid="0018fa7b"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font-size="10pt" fo:font-weight="normal" officeooo:rsid="0018fa7b" officeooo:paragraph-rsid="001b3516"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size="10pt" fo:font-weight="normal" officeooo:rsid="0018fa7b" officeooo:paragraph-rsid="001c19e3"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size="10pt" fo:font-weight="normal" officeooo:rsid="0018fa7b" officeooo:paragraph-rsid="001c9029"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size="10pt" fo:font-weight="normal" officeooo:rsid="001b3516" officeooo:paragraph-rsid="001b3516"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size="10pt" fo:font-weight="normal" officeooo:rsid="001d3605" officeooo:paragraph-rsid="001e543c"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font-size="10pt" fo:font-weight="normal" officeooo:rsid="001d3605" officeooo:paragraph-rsid="001d3605"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font-size="10pt" fo:font-weight="normal" officeooo:rsid="0020517e" officeooo:paragraph-rsid="0020517e"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fo:font-size="10pt" fo:font-weight="normal" officeooo:rsid="0020e516" officeooo:paragraph-rsid="0020e516" style:font-size-asian="10pt" style:font-weight-asian="normal" style:font-size-complex="10pt" style:font-weight-complex="normal"/>
    </style:style>
    <style:style style:name="P33" style:family="paragraph" style:parent-style-name="Standard">
      <style:paragraph-properties fo:text-align="justify" style:justify-single-word="false" fo:break-before="page"/>
      <style:text-properties fo:font-size="10pt" fo:font-weight="bold" officeooo:rsid="001525a4" officeooo:paragraph-rsid="001525a4"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officeooo:rsid="0010e964" officeooo:paragraph-rsid="0010e964" style:font-size-asian="10pt" style:font-size-complex="10pt"/>
    </style:style>
    <style:style style:name="P35" style:family="paragraph" style:parent-style-name="Table_20_Contents">
      <style:paragraph-properties fo:text-align="justify" style:justify-single-word="false"/>
      <style:text-properties fo:font-size="10pt" officeooo:rsid="001166bc" officeooo:paragraph-rsid="001166bc" style:font-size-asian="10pt" style:font-size-complex="10pt"/>
    </style:style>
    <style:style style:name="P36" style:family="paragraph" style:parent-style-name="Table_20_Contents">
      <style:paragraph-properties fo:text-align="justify" style:justify-single-word="false"/>
      <style:text-properties fo:font-size="10pt" officeooo:rsid="00135e5e" officeooo:paragraph-rsid="00135e5e" style:font-size-asian="10pt" style:font-size-complex="10pt"/>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officeooo:rsid="000fec08"/>
    </style:style>
    <style:style style:name="T2" style:family="text">
      <style:text-properties officeooo:rsid="0010e964"/>
    </style:style>
    <style:style style:name="T3" style:family="text">
      <style:text-properties officeooo:rsid="00135e5e"/>
    </style:style>
    <style:style style:name="T4" style:family="text">
      <style:text-properties fo:font-weight="bold" style:font-weight-asian="bold" style:font-weight-complex="bold"/>
    </style:style>
    <style:style style:name="T5" style:family="text">
      <style:text-properties fo:font-weight="bold" officeooo:rsid="00170c63" style:font-weight-asian="bold" style:font-weight-complex="bold"/>
    </style:style>
    <style:style style:name="T6" style:family="text">
      <style:text-properties fo:font-weight="bold" officeooo:rsid="001b3516" style:font-weight-asian="bold" style:font-weight-complex="bold"/>
    </style:style>
    <style:style style:name="T7" style:family="text">
      <style:text-properties fo:font-weight="bold" officeooo:rsid="001c9029" style:font-weight-asian="bold" style:font-weight-complex="bold"/>
    </style:style>
    <style:style style:name="T8" style:family="text">
      <style:text-properties fo:font-weight="bold" officeooo:rsid="001e543c"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170c63"/>
    </style:style>
    <style:style style:name="T11" style:family="text">
      <style:text-properties officeooo:rsid="001b3516"/>
    </style:style>
    <style:style style:name="T12" style:family="text">
      <style:text-properties officeooo:rsid="001c19e3"/>
    </style:style>
    <style:style style:name="T13" style:family="text">
      <style:text-properties officeooo:rsid="001c9029"/>
    </style:style>
    <style:style style:name="T14" style:family="text">
      <style:text-properties officeooo:rsid="001e543c"/>
    </style:style>
    <style:style style:name="T15" style:family="text">
      <style:text-properties officeooo:rsid="001f9904"/>
    </style:style>
    <style:style style:name="T16" style:family="text">
      <style:text-properties officeooo:rsid="0022a6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uoi fare 3 Azioni per Round</text:p>
      <text:p text:style-name="P8"/>
      <table:table table:name="Tabella1" table:style-name="Tabella1">
        <table:table-column table:style-name="Tabella1.A"/>
        <table:table-column table:style-name="Tabella1.B"/>
        <table:table-row table:style-name="TableLine94044994174784">
          <table:table-cell table:style-name="Tabella1.A1" office:value-type="string">
            <text:p text:style-name="P34">Azione</text:p>
          </table:table-cell>
          <table:table-cell table:style-name="Tabella1.A1" office:value-type="string">
            <text:p text:style-name="P34">Costo </text:p>
          </table:table-cell>
        </table:table-row>
        <table:table-row table:style-name="TableLine94044994239552">
          <table:table-cell table:style-name="Tabella1.A1" office:value-type="string">
            <text:p text:style-name="P4"><text:span text:style-name="T1">Eseguire un attacco con armi in mischia/</text:span><text:span text:style-name="T2">lancio</text:span></text:p>
          </table:table-cell>
          <table:table-cell table:style-name="Tabella1.A1" office:value-type="string">
            <text:p text:style-name="P34">1</text:p>
          </table:table-cell>
        </table:table-row>
        <table:table-row table:style-name="TableLine94044994204624">
          <table:table-cell table:style-name="Tabella1.A1" office:value-type="string">
            <text:p text:style-name="P34">Eseguire 2 attacchi/lanci</text:p>
          </table:table-cell>
          <table:table-cell table:style-name="Tabella1.A1" office:value-type="string">
            <text:p text:style-name="P34">2</text:p>
          </table:table-cell>
        </table:table-row>
        <table:table-row table:style-name="TableLine94044994305984">
          <table:table-cell table:style-name="Tabella1.A1" office:value-type="string">
            <text:p text:style-name="P34">Eseguire 2+attacchi/lanci</text:p>
          </table:table-cell>
          <table:table-cell table:style-name="Tabella1.A1" office:value-type="string">
            <text:p text:style-name="P34">3</text:p>
          </table:table-cell>
        </table:table-row>
        <table:table-row table:style-name="TableLine94044994306640">
          <table:table-cell table:style-name="Tabella1.A1" office:value-type="string">
            <text:p text:style-name="P34">Lanciare Incantesimo</text:p>
          </table:table-cell>
          <table:table-cell table:style-name="Tabella1.A1" office:value-type="string">
            <text:p text:style-name="P34">2</text:p>
          </table:table-cell>
        </table:table-row>
        <table:table-row table:style-name="TableLine94044994307376">
          <table:table-cell table:style-name="Tabella1.A1" office:value-type="string">
            <text:p text:style-name="P34">Azione di Movimento</text:p>
          </table:table-cell>
          <table:table-cell table:style-name="Tabella1.A1" office:value-type="string">
            <text:p text:style-name="P34">1</text:p>
          </table:table-cell>
        </table:table-row>
        <table:table-row table:style-name="TableLine94044994308144">
          <table:table-cell table:style-name="Tabella1.A1" office:value-type="string">
            <text:p text:style-name="P34">Alzarsi da Prono</text:p>
          </table:table-cell>
          <table:table-cell table:style-name="Tabella1.A1" office:value-type="string">
            <text:p text:style-name="P34">2</text:p>
          </table:table-cell>
        </table:table-row>
        <table:table-row table:style-name="TableLine94044994308960">
          <table:table-cell table:style-name="Tabella1.A1" office:value-type="string">
            <text:p text:style-name="P34">Aiutare qualcuno</text:p>
          </table:table-cell>
          <table:table-cell table:style-name="Tabella1.A1" office:value-type="string">
            <text:p text:style-name="P34">2</text:p>
          </table:table-cell>
        </table:table-row>
        <table:table-row table:style-name="TableLine94044994309776">
          <table:table-cell table:style-name="Tabella1.A9" office:value-type="string">
            <text:p text:style-name="P34">Scambiare un discorso</text:p>
          </table:table-cell>
          <table:table-cell table:style-name="Tabella1.A9" office:value-type="string">
            <text:p text:style-name="P34">2</text:p>
          </table:table-cell>
        </table:table-row>
        <table:table-row table:style-name="TableLine94044994311648">
          <table:table-cell table:style-name="Tabella1.A9" office:value-type="string">
            <text:p text:style-name="P34">Scambiare poche battute</text:p>
          </table:table-cell>
          <table:table-cell table:style-name="Tabella1.A9" office:value-type="string">
            <text:p text:style-name="P34">0</text:p>
          </table:table-cell>
        </table:table-row>
        <table:table-row table:style-name="TableLine94044994312464">
          <table:table-cell table:style-name="Tabella1.A9" office:value-type="string">
            <text:p text:style-name="P34">Cercare qualcosa nello zaino di pronto</text:p>
          </table:table-cell>
          <table:table-cell table:style-name="Tabella1.A9" office:value-type="string">
            <text:p text:style-name="P34">2</text:p>
          </table:table-cell>
        </table:table-row>
        <table:table-row table:style-name="TableLine94044994313280">
          <table:table-cell table:style-name="Tabella1.A9" office:value-type="string">
            <text:p text:style-name="P34">Usare qualcosa di appena preso dallo zaino/cintura</text:p>
          </table:table-cell>
          <table:table-cell table:style-name="Tabella1.A9" office:value-type="string">
            <text:p text:style-name="P34">1</text:p>
          </table:table-cell>
        </table:table-row>
        <table:table-row table:style-name="TableLine94044994314128">
          <table:table-cell table:style-name="Tabella1.A9" office:value-type="string">
            <text:p text:style-name="P34">Bere una Pozione tenuta alla cintura</text:p>
          </table:table-cell>
          <table:table-cell table:style-name="Tabella1.A9" office:value-type="string">
            <text:p text:style-name="P34">1</text:p>
          </table:table-cell>
        </table:table-row>
        <table:table-row table:style-name="TableLine94044994314976">
          <table:table-cell table:style-name="Tabella1.A9" office:value-type="string">
            <text:p text:style-name="P34">Estrarre l’Arma</text:p>
          </table:table-cell>
          <table:table-cell table:style-name="Tabella1.A9" office:value-type="string">
            <text:p text:style-name="P34">1</text:p>
          </table:table-cell>
        </table:table-row>
        <table:table-row table:style-name="TableLine94044994315824">
          <table:table-cell table:style-name="Tabella1.A9" office:value-type="string">
            <text:p text:style-name="P34">Imbracciare lo Scudo</text:p>
          </table:table-cell>
          <table:table-cell table:style-name="Tabella1.A9" office:value-type="string">
            <text:p text:style-name="P34">1</text:p>
          </table:table-cell>
        </table:table-row>
        <table:table-row table:style-name="TableLine94044994316672">
          <table:table-cell table:style-name="Tabella1.A9" office:value-type="string">
            <text:p text:style-name="P34">Usare un Anello/Bacchetta/Verga/Bastone/Oggetto magico</text:p>
          </table:table-cell>
          <table:table-cell table:style-name="Tabella1.A9" office:value-type="string">
            <text:p text:style-name="P34">2</text:p>
          </table:table-cell>
        </table:table-row>
        <table:table-row table:style-name="TableLine94044994317520">
          <table:table-cell table:style-name="Tabella1.A9" office:value-type="string">
            <text:p text:style-name="P34">Eseguire una prova di competenza</text:p>
          </table:table-cell>
          <table:table-cell table:style-name="Tabella1.A9" office:value-type="string">
            <text:p text:style-name="P34">2</text:p>
          </table:table-cell>
        </table:table-row>
        <table:table-row table:style-name="TableLine94044994318368">
          <table:table-cell table:style-name="Tabella1.A9" office:value-type="string">
            <text:p text:style-name="P34">Nascondersi</text:p>
          </table:table-cell>
          <table:table-cell table:style-name="Tabella1.A9" office:value-type="string">
            <text:p text:style-name="P34">2</text:p>
          </table:table-cell>
        </table:table-row>
        <table:table-row table:style-name="TableLine94044994319216">
          <table:table-cell table:style-name="Tabella1.A9" office:value-type="string">
            <text:p text:style-name="P34">Mantenere la Concentrazione</text:p>
          </table:table-cell>
          <table:table-cell table:style-name="Tabella1.A9" office:value-type="string">
            <text:p text:style-name="P34">1</text:p>
          </table:table-cell>
        </table:table-row>
        <table:table-row table:style-name="TableLine94044994320064">
          <table:table-cell table:style-name="Tabella1.A1" office:value-type="string">
            <text:p text:style-name="P34">Salire o scendere dalla cavalcatura</text:p>
          </table:table-cell>
          <table:table-cell table:style-name="Tabella1.A1" office:value-type="string">
            <text:p text:style-name="P34">1</text:p>
          </table:table-cell>
        </table:table-row>
        <table:table-row table:style-name="TableLine94044994320912">
          <table:table-cell table:style-name="Tabella1.A1" office:value-type="string">
            <text:p text:style-name="P2">Bere una pozione tenuta in mano</text:p>
          </table:table-cell>
          <table:table-cell table:style-name="Tabella1.A1" office:value-type="string">
            <text:p text:style-name="P34">1 Azione Immediata</text:p>
          </table:table-cell>
        </table:table-row>
        <table:table-row table:style-name="TableLine94044994321760">
          <table:table-cell table:style-name="Tabella1.A1" office:value-type="string">
            <text:p text:style-name="P34">Fare Cadere l’arma o scudo</text:p>
          </table:table-cell>
          <table:table-cell table:style-name="Tabella1.A1" office:value-type="string">
            <text:p text:style-name="P34">1 Reazione</text:p>
          </table:table-cell>
        </table:table-row>
        <table:table-row table:style-name="TableLine94044994322608">
          <table:table-cell table:style-name="Tabella1.A1" office:value-type="string">
            <text:p text:style-name="P34">Gettarsi a terra</text:p>
          </table:table-cell>
          <table:table-cell table:style-name="Tabella1.A1" office:value-type="string">
            <text:p text:style-name="P34">1 Reazione</text:p>
          </table:table-cell>
        </table:table-row>
        <table:table-row table:style-name="TableLine94044994323456">
          <table:table-cell table:style-name="Tabella1.A1" office:value-type="string">
            <text:p text:style-name="P34">Riconoscere un Incantesimo</text:p>
          </table:table-cell>
          <table:table-cell table:style-name="Tabella1.A1" office:value-type="string">
            <text:p text:style-name="P34">1 Reazione</text:p>
          </table:table-cell>
        </table:table-row>
      </table:table>
      <text:p text:style-name="P1"/>
      <text:p text:style-name="P9">Copertura</text:p>
      <text:p text:style-name="P3"/>
      <table:table table:name="Tabella2" table:style-name="Tabella2">
        <table:table-column table:style-name="Tabella2.A"/>
        <table:table-column table:style-name="Tabella2.B"/>
        <table:table-column table:style-name="Tabella2.C"/>
        <table:table-row table:style-name="TableLine94044994240720">
          <table:table-cell table:style-name="Tabella2.A1" office:value-type="string">
            <text:p text:style-name="P35">Visibilità</text:p>
          </table:table-cell>
          <table:table-cell table:style-name="Tabella2.A1" office:value-type="string">
            <text:p text:style-name="P35">Copertura</text:p>
          </table:table-cell>
          <table:table-cell table:style-name="Tabella2.A1" office:value-type="string">
            <text:p text:style-name="P36">Modificatori</text:p>
          </table:table-cell>
        </table:table-row>
        <table:table-row table:style-name="TableLine94044994332800">
          <table:table-cell table:style-name="Tabella2.A1" office:value-type="string">
            <text:p text:style-name="P35">50%/75%</text:p>
          </table:table-cell>
          <table:table-cell table:style-name="Tabella2.A1" office:value-type="string">
            <text:p text:style-name="P35">Leggera</text:p>
          </table:table-cell>
          <table:table-cell table:style-name="Tabella2.A1" office:value-type="string">
            <text:p text:style-name="P35">+2 Difesa</text:p>
          </table:table-cell>
        </table:table-row>
        <table:table-row table:style-name="TableLine94044994333072">
          <table:table-cell table:style-name="Tabella2.A1" office:value-type="string">
            <text:p text:style-name="P35">&lt;50%</text:p>
          </table:table-cell>
          <table:table-cell table:style-name="Tabella2.A1" office:value-type="string">
            <text:p text:style-name="P35">Media</text:p>
          </table:table-cell>
          <table:table-cell table:style-name="Tabella2.A1" office:value-type="string">
            <text:p text:style-name="P35">+4 Difesa</text:p>
          </table:table-cell>
        </table:table-row>
        <table:table-row table:style-name="TableLine94044994333840">
          <table:table-cell table:style-name="Tabella2.A1" office:value-type="string">
            <text:p text:style-name="P35">+95%</text:p>
          </table:table-cell>
          <table:table-cell table:style-name="Tabella2.A1" office:value-type="string">
            <text:p text:style-name="P35">Completa</text:p>
          </table:table-cell>
          <table:table-cell table:style-name="Tabella2.A1" office:value-type="string">
            <text:p text:style-name="P35">+8 Difesa</text:p>
          </table:table-cell>
        </table:table-row>
      </table:table>
      <text:p text:style-name="P3"/>
      <text:p text:style-name="P3">Metà del Bonus di copertura si applica anche ai Tiri Salvezza contro Incantesimi che abbiano un effetto ad area (es. Palla di Fuoco)</text:p>
      <text:p text:style-name="P3"/>
      <text:p text:style-name="P10">Luminosità</text:p>
      <text:p text:style-name="P6"/>
      <table:table table:name="Tabella3" table:style-name="Tabella3">
        <table:table-column table:style-name="Tabella3.A"/>
        <table:table-column table:style-name="Tabella3.B"/>
        <table:table-row table:style-name="TableLine94044994326768">
          <table:table-cell table:style-name="Tabella3.A1" office:value-type="string">
            <text:p text:style-name="P36">Luminosità</text:p>
          </table:table-cell>
          <table:table-cell table:style-name="Tabella3.A1" office:value-type="string">
            <text:p text:style-name="P36">Modificatori</text:p>
          </table:table-cell>
        </table:table-row>
        <table:table-row table:style-name="TableLine94044994343392">
          <table:table-cell table:style-name="Tabella3.A1" office:value-type="string">
            <text:p text:style-name="P36">Penombra</text:p>
          </table:table-cell>
          <table:table-cell table:style-name="Tabella3.A1" office:value-type="string">
            <text:p text:style-name="P36">+2 Difesa/-2 Consapevolezza</text:p>
          </table:table-cell>
        </table:table-row>
        <table:table-row table:style-name="TableLine94044994343760">
          <table:table-cell table:style-name="Tabella3.A1" office:value-type="string">
            <text:p text:style-name="P36">Oscurità</text:p>
          </table:table-cell>
          <table:table-cell table:style-name="Tabella3.A1" office:value-type="string">
            <text:p text:style-name="P36">Invisibile/-4 Consapevolezza</text:p>
          </table:table-cell>
        </table:table-row>
      </table:table>
      <text:p text:style-name="P6"/>
      <text:p text:style-name="P5"><text:span text:style-name="T4">Invisibilita</text:span>’</text:p>
      <text:p text:style-name="P6"/>
      <table:table table:name="Tabella4" table:style-name="Tabella4">
        <table:table-column table:style-name="Tabella4.A"/>
        <table:table-column table:style-name="Tabella4.B"/>
        <table:table-row table:style-name="TableLine94044994338768">
          <table:table-cell table:style-name="Tabella4.A1" office:value-type="string">
            <text:p text:style-name="P36">Individuare con precisione</text:p>
          </table:table-cell>
          <table:table-cell table:style-name="Tabella4.A1" office:value-type="string">
            <text:p text:style-name="P36">Consapevolezza DC 30</text:p>
          </table:table-cell>
        </table:table-row>
        <table:table-row table:style-name="TableLine94044994355104">
          <table:table-cell table:style-name="Tabella4.A1" office:value-type="string">
            <text:p text:style-name="P36">Individuare</text:p>
          </table:table-cell>
          <table:table-cell table:style-name="Tabella4.A1" office:value-type="string">
            <text:p text:style-name="P36">Consapevolezza DC 20</text:p>
          </table:table-cell>
        </table:table-row>
        <table:table-row table:style-name="TableLine94044994355472">
          <table:table-cell table:style-name="Tabella4.A1" office:value-type="string">
            <text:p text:style-name="P36">Se Individuata</text:p>
          </table:table-cell>
          <table:table-cell table:style-name="Tabella4.A1" office:value-type="string">
            <text:p text:style-name="P37">-<text:span text:style-name="T3">1d6 TC, +4 Difesa creatura</text:span></text:p>
          </table:table-cell>
        </table:table-row>
        <table:table-row table:style-name="TableLine94044994356016">
          <table:table-cell table:style-name="Tabella4.A1" office:value-type="string">
            <text:p text:style-name="P36">Chi e’ invisibile</text:p>
          </table:table-cell>
          <table:table-cell table:style-name="Tabella4.A1" office:value-type="string">
            <text:p text:style-name="P36">+8 Difesa, +1d6 TC</text:p>
          </table:table-cell>
        </table:table-row>
      </table:table>
      <text:p text:style-name="P6"/>
      <text:p text:style-name="P11">Sorpresa</text:p>
      <text:p text:style-name="P7"/>
      <text:p text:style-name="P7">Prova contrapposta Criminalità vs Consapevolezza</text:p>
      <text:p text:style-name="P7">Se entrambi sorpresi, TS Riflessi chi fa piu’ alto non e’ sorpreso</text:p>
      <text:p text:style-name="P7"/>
      <text:p text:style-name="P13">Iniziativa</text:p>
      <text:p text:style-name="P14"/>
      <text:p text:style-name="P23">E’ una prova (3d6) di Destrezza o Intelligenza.</text:p>
      <text:p text:style-name="P23"/>
      <text:p text:style-name="P16">Vita e Morte</text:p>
      <text:p text:style-name="P30"/>
      <text:p text:style-name="P30"><text:span text:style-name="T4">0 Punti </text:span><text:span text:style-name="T8">Ferita</text:span>: <text:s/><text:span text:style-name="T14">Sei</text:span> svenuto, ovvero inabile a fare qualsiasi cosa. Una Cura (Incantesimo, Pozione..) lo portera’ cosciente ed ai punti ferita curati. Una prova di pronto soccorso, 3 Azioni, (Sopravvivenza) a DC 15 lo portera’ ad 1 punto ferita. Dopo un ora se non e' successo qualcosa a mutare la situazione il personaggio può fare un TS su Tempra a DC 15, se riesce torna a 1 PF, se fallisce va a -1 e diventa morente.</text:p>
      <text:p text:style-name="P30"><text:span text:style-name="T4">-</text:span><text:span text:style-name="T8">1 Punti Ferita (morente)</text:span><text:span text:style-name="T14">: <text:s/>Sei privo di sensi e prossimo alla morte. Perdi un punto ferita a round fiche il valore non raggiunge il triplo della Costituzione+10 ed il personaggio morira’, se non viene curato.\\</text:span></text:p>
      <text:p text:style-name="P30">Se un attacco porta il personaggio direttamente a -10-COS*3, il personaggio muore.</text:p>
      <text:p text:style-name="P29">Un incantesimo di Cura, di qualsiasi Difficoltà lo portera’ a 1 Punto Ferita successive cure funzioneranno normalmente. </text:p>
      <text:p text:style-name="P29">Una prova di Sopravvivenza (pronto soccorso, 3 Azioni) a difficolta’ 11 piu’il valore dei punti ferita negativi portera’ il personaggio a 0 punti ferita, ovvero svenuto.</text:p>
      <text:p text:style-name="P29">Quando un personaggio torna a punti ferita positivi dopo che era andato negativo il suo numero di incantesimi lanciabile nel giorno diminuisce di uno.</text:p>
      <text:p text:style-name="P29">Se il danno non letale di un personaggio arriva a punti ferita negativi pari 20+quattro Costituzione il personaggio e’ morto.</text:p>
      <text:p text:style-name="P29"/>
      <text:p text:style-name="P20">Recupero Punti Ferita</text:p>
      <text:p text:style-name="P32"><text:soft-page-break/>per ogni notte di riposo (almeno 8 ore) recuperi in PF il valore di Costituzione + CA (con un minimo di 1)</text:p>
      <text:p text:style-name="P29"/>
      <text:p text:style-name="P17">Recupero punti Caratteristica</text:p>
      <text:p text:style-name="P29">Eventuali punti caratteristica persi si recuperano al ritmo di 1 punto totale al giorno, se non indicati come perdita permanente.</text:p>
      <text:p text:style-name="P29"/>
      <text:p text:style-name="P17">Recupero punti Ferita normal<text:span text:style-name="T15">i / non letali</text:span></text:p>
      <text:p text:style-name="P29"/>
      <text:p text:style-name="P29">Riposare 8 ore fa recuperare il punteggio di COS+CA al giorno in PF, minimo 1.</text:p>
      <text:p text:style-name="P29">Ogni ora si recupera, con un minimo di 1 PF, il proprio valore di Costituzione in PF non letali (danni da stordimento) persi.</text:p>
      <text:p text:style-name="P30"/>
      <text:p text:style-name="P18">Trattenere il Fiato</text:p>
      <text:p text:style-name="P31">Qualsiasi personaggio può trattenere il fiato per un numero di round pari 8 volte il suo punteggio di Costituzione, con un minimo di 10 round. Per ogni <text:span text:style-name="T16">A</text:span>zione compiuta la durata restante diminuisce di 1 round. Trascorso questo periodo di tempo, il personaggio deve effettuare un TS su Tempra con DC 10 ogni round per continuare a trattenere il fiato. Ogni round, la DC aumenta di 1.</text:p>
      <text:p text:style-name="P31"/>
      <text:p text:style-name="P30"/>
      <text:p text:style-name="P33">Azioni di Attacco</text:p>
      <text:p text:style-name="P11"/>
      <text:p text:style-name="P21"><text:span text:style-name="T4">Attacco a mani nude</text:span>: 1d2 + Forza di danno non letale</text:p>
      <text:p text:style-name="P21"><text:span text:style-name="T4">Attacco di Opportunità</text:span>: se un soggetto usando una Azione di movimento esce o attraversa la zona di mischia del personaggio, al personaggio è concesso un singolo attacco. Questo attacco è una Reazione che costa una Azione. Stessa cosa vale per gli avversari.</text:p>
      <text:p text:style-name="P21"><text:span text:style-name="T4">Alzarsi da prono</text:span>: Costa due Azioni , prendi un -4 alla Difesa ed un -4 Iniziativa. Il personaggio puo' eseguire una prova di Acrobatica, se e' pari o superiore a 15 ed entro 20 ti permette di dimezzare questi malus e costa una sola Azione alzarsi, se fai 20 o piu' annulli i malus e costa 1 Azione alzarsi.</text:p>
      <text:p text:style-name="P21"><text:span text:style-name="T4">Carica</text:span>: l'avversario deve essere ad una distanza entro 2 Azione di movimento (18 o 12 metri solitamente). Si deve correre fino ad essere a distanza di mischia.</text:p>
      <text:p text:style-name="P21">Si ottiene un +1d6 a Tiro per Colpire, -4 alla Difesa, l'attacco successivo al primo ha un -15 al colpire (questo per valutare se è possibile farlo o meno). La carica e attacco/attacchi costa 3 Azioni. Non si considerano altri malus per avere corso oltre quelli indicati.</text:p>
      <text:p text:style-name="P21"><text:span text:style-name="T4">Controcarica</text:span>: un'arma con il talento controcarica se usata contro un avversario/cavalcatura in carica infligge il doppio del danno dell'arma e colpisce per prima, tranne in cui l'avversario abbia un arma lunga, in questo caso l'attacco è regolato dai tiri di iniziativa. Preparare un'arma per la controcarica è una Reazione che costa una Azione.</text:p>
      <text:p text:style-name="P21">Se anche l'avversario ha un arma lunga senza caricare non si usa l'azione di controcarica, ma si tirano le rispettive iniziative.</text:p>
      <text:p text:style-name="P21"><text:span text:style-name="T4">Carica con Arma da Controcarica</text:span>:se usi un arma con il talento controcarica per caricare un avversario la tua arma fa il doppio del danno dell'arma, ovvero tiri due volte il dado dell'arma, entrambi i dadi di danno dell'arma possono esplodere, senza contare nel secondo tiro i bonus magici eventuali. Se il difensore non ha un arma lunga allora valgono anche le considerazioni di Arma Lunga.</text:p>
      <text:p text:style-name="P21"><text:span text:style-name="T4">Aiutare un altro</text:span>: Si può aiutare un amico ad attaccare o a difendersi negli scontri in mischia, distraendo o interferendo con un avversario. Si può portare un attacco in mischia (1 Azione) contro un avversario che ha già ingaggiato battaglia con un proprio alleato.</text:p>
      <text:p text:style-name="P21">Si effettua un Tiro per Colpire contro Difesa dell'avversario con 1d6 di bonus. Se l'attacco va a segno, non si fa danno, il compagno ottiene bonus di +1d6 al Tiro per Colpire con il prossimo attacco (entro la fine del successivo round) verso quell'avversario o un bonus di +4 alla Difesa contro il prossimo attacco di quell'avversario (a propria scelta). Più personaggi possono aiutare lo stesso alleato; i bonus di questo tipo sono cumulabili (massimo 4 su taglia media), purché l'avversario sia circondato.</text:p>
      <text:p text:style-name="P21"><text:span text:style-name="T4">Colpo di Grazia</text:span>: costa 3 Azioni, si può utilizzare un'arma da mischia per infliggere un colpo di grazia ad un target indifeso (svenuto o intrappolato). Si può anche usare un arco o una balestra, l'importante è che si sia adiacente al bersaglio. L'attaccante colpisce automaticamente ed infligge due colpi critici (due volte in più il danno dell'arma e null'altro). Se il difensore sopravvive al danno, deve superare un Tiro Salvezza su Tempra DC pari ai danni subiti o muore. <text:s/>La creatura è immune ai colpi critici, non subisce i danni critici, né deve superare un Tiro Salvezza su Tempra per evitare di essere uccisa da un Colpo di Grazia.</text:p>
      <text:p text:style-name="P21"><text:span text:style-name="T4">Danno non letale con arma non idonea</text:span>: Se vuoi fare danno non letale con un'arma non predisposta al danno non letale hai un -1d6 al Tiro per Colpire.</text:p>
      <text:p text:style-name="P21"><text:span text:style-name="T4">Senza Competenza</text:span>: Usare un'Arma senza l'adeguata competenza impone un -2d6 al Tiro per Colpire (quindi il TC diventa 1d6+Forza/Destrezza+Abilità..). Non puoi usare la capacita' Versatile di un arma se non la sai usare.</text:p>
      <text:p text:style-name="P21"><text:span text:style-name="T4">Armi Leggere</text:span>: Il giocatore può usare queste armi come armi secondarie senza subire penalità.</text:p>
      <text:p text:style-name="P21"><text:span text:style-name="T4">Armi Versatili</text:span>: Il giocatore può liberamente usare la Destrezza invece della Forza sui tiri per colpire e danno con le armi versatili.</text:p>
      <text:p text:style-name="P21"><text:span text:style-name="T4">Lanciare armi</text:span>: Una spada o comunque un arma non fatta per essere lanciata può comunque essere scagliata contro l'avversario. Il Tiro per Colpire prende un -1d6 e l'arma fa una categoria di danno inferiore (la spada lunga fa 1d6, una spada corta 1d4..). La gittata di lancio è 3 metri.</text:p>
      <text:p text:style-name="P21"><text:span text:style-name="T4">Colpi Potenti</text:span>: Il giocatore può liberamente aggiungere un +2 al danno togliendo 1 al Tiro per Colpire (requisito Competenza Armi +1). Non si può togliere più di CA/4 al Tiro per Colpire.</text:p>
      <text:p text:style-name="P11">Maestria del combattimento<text:span text:style-name="T9">: Il giocatore può liberamente aggiungere +4 alla Difesa per ogni -1d6 al Tiro per Colpire. Il bonus è applicabile solo per gli attacchi in mischia. Viceversa può prendere un -4 Difesa per alzare di +1d6 il Tiro per Colpire e quindi migliorare l'attacco. Non è possibile assegnare in questa maniera più di +-2d6.</text:span></text:p>
      <text:p text:style-name="P21"><text:span text:style-name="T4">Arma troppo grande</text:span>: Attaccare con un Arma troppo grande rispetto alla propria taglia e' problematico. Se l'arma non e' tra quelle "usabili", esempio un Alabarda (arma grande) per una creatura di taglia piccola la penalità al tiro per colpire e' -1d6.</text:p>
      <text:p text:style-name="P21"><text:span text:style-name="T4">Fiancheggiare</text:span>: se due personaggi sono attorno allo stesso bersaglio ma non sono a fianco entrambi prendono +2 al Tiro per Colpire o alla Difesa (a loro scelta quale bonus prendere). Al massimo ci possono essere 4 personaggi attorno ad una creatura di taglia media che prendono il bonus di fiancheggiare. Il tipo di bonus si sceglie round per round, se non dichiarato vale come +2 al Tiro per Colpire. </text:p>
      <text:p text:style-name="P21"><text:span text:style-name="T4">Arma Lunga</text:span>: <text:s/><text:span text:style-name="T10">l</text:span>'arma lunga da diritto a colpire più lontano ovvero a 2 metri. Concede un bonus all'iniziativa pari a +4. Questo bonus rimane valido finché l'avversario non entra in distanza di mischia. Nel caso in cui anche l'avversario abbia un arma lunga non considerare il bonus di 4 all'iniziativa (avendolo entrambi si annulla a vicenda).</text:p>
      <text:p text:style-name="P21"><text:soft-page-break/><text:span text:style-name="T4">Arma lunga a breve distanza:</text:span> E' possibile usare un'arma lunga a distanza di 1 metro (mischia) con un -1d6 al Tiro per Colpire, ad eccezione del Bastone.</text:p>
      <text:p text:style-name="P21"><text:span text:style-name="T4">Magia in combattimento</text:span>: L'incantatore che lancia una magia mentre è in combattimento prende un -4 alla Difesa. Se viene colpito prima di formulare l'magia la prova di competenza magica deve superare la Difficoltà dell'incantesimo + il danno subito.</text:p>
      <text:p text:style-name="P21">Anche se non e' colpito si considera "distratto" (sotto attacco, mentre corre...)e quindi la prova deve superare la Difficoltà dell'incantesimo +5.</text:p>
      <text:p text:style-name="P21">Preparare una arma lunga contro una carica: <text:s/>E' una Reazione che costa una Azione.</text:p>
      <text:p text:style-name="P21"/>
      <text:p text:style-name="P21"><text:span text:style-name="T5">P</text:span><text:span text:style-name="T4">rendere la Mira (cecchino)</text:span>: <text:s/>Per ogni round in cui prendi solo la mira, 2 Azioni, guadagni un +1 al Tiro per Colpire, fino ad un massimo di +3 alla fine del terzo round, quando puoi scagliare la freccia (o dardo o pugnale..), oppure, tirato l'iniziativa, nel round 4 con un bonus di +3 al colpire.</text:p>
      <text:p text:style-name="P21"><text:span text:style-name="T4">Combattimento con due armi</text:span>: ll combattimento con due armi è possibile solo se l'arma secondaria è leggera o si usa un arma doppia. Non serve usare Azioni per attaccare con l'arma secondaria, sull'arma secondaria non applichi il danno dato dalla Forza o Destrezza.</text:p>
      <text:p text:style-name="P21">I tiri per colpire di entrambe le armi hanno un -4.</text:p>
      <text:p text:style-name="P21">Con l'arma secondaria se non si hanno abilità specifiche si fa solo 1 attacco.</text:p>
      <text:p text:style-name="P21"><text:span text:style-name="T4">Usare un'arma da lancio sotto minaccia</text:span>: <text:s/>Usare un'arma da lancio come arco, balestra o pugnale (che si vuole lanciare) mentre si combatte in mischia impone la negazione del bonus della Destrezza alla Difesa ed il Tiro per Colpire ha un -4.</text:p>
      <text:p text:style-name="P21"><text:span text:style-name="T5">Mirare in mischia:</text:span><text:span text:style-name="T10"> </text:span>Usare un'arma da lancio mirando ad un avversario impegnato in combattimento: Non è facile prendere la mira corretta e non prendere il proprio compagno. Hai un -1d6 al Tiro per Colpire. Il bonus si annulla se c'è una differenza di 2 o più taglie tra avversario e compagno.</text:p>
      <text:p text:style-name="P21"><text:span text:style-name="T4">Usare un'arma con due mani</text:span>: Un'arma non leggera se usata a due mani permette di applicare una volta e mezza il danno dovuto dalla Forza.</text:p>
      <text:p text:style-name="P21"><text:span text:style-name="T4">Difesa totale</text:span>: Costa 2 Azioni. Non puoi eseguire nessun attacco o lancio di incantesimo, puoi fare solo una Azione e guadagni un +8 in Difesa. Non causi Attacchi di Opportunità se attraversi la zona di mischia di un avversario.</text:p>
      <text:p text:style-name="P21"><text:span text:style-name="T4">Disingaggiare</text:span>: Costa 2 Azioni e ti sposti fino a 3 metri. Un'avversario ti può colpire se ha una iniziativa migliore della tua o ti insegue (ed è veloce quanto te). Non causi Attacchi di Opportunità se attraversi la zona di mischia di un avversario. </text:p>
      <text:p text:style-name="P21">Puo' essere usata per uscire dalla mischia e poi muoversi od effettuare un attacco utilizzando l'Azione rimasta.</text:p>
      <text:p text:style-name="P21">Se per disingaggiare l'avversario e' necessario spostarsi di piu' di 3 metri, a causa della grande portata dell'avversario, e' necessario usare anche un'Azione di Movimento.</text:p>
      <text:p text:style-name="P21"><text:span text:style-name="T4">Mettersi sulla difensiva</text:span>: Prendi un bonus di +4 alla Difesa, il tuo Tiro per Colpire ha una penalità di -1d6</text:p>
      <text:p text:style-name="P21"><text:span text:style-name="T4">Rete e Bolas</text:span>: <text:span text:style-name="T10">u</text:span>na creatura Grande o inferiore colpita da una rete resta intralciata finché non si libera.</text:p>
      <text:p text:style-name="P21">Una rete non ha effetto sulle creature prive di forma, o le creature Enormi o superiori.</text:p>
      <text:p text:style-name="P21">Una rete puo' catturare fino a 3 creature piccole o 2 creature medie (o 1 media e 2 piccole) o 1 creatura grande che siano in prossimità l'una dell'altra.\\</text:p>
      <text:p text:style-name="P21">Il tuo Tiro per Colpire si confronta con ogni Difesa della creature intercettate, se si colpisce la creatura e' sotto alla rete, altrimenti e' riuscita ad evitare l'intralcio.\\</text:p>
      <text:p text:style-name="P21">Una creatura può impiegare due Azioni per tentare una prova di Forza con CD 12 per liberarsi o liberare un'alta creatura entro la sua portata con successo.</text:p>
      <text:p text:style-name="P21">Anche infliggere 5 danni taglienti alla rete (Difesa 11) libera la creatura senza danneggiarla, terminando l'effetto e distruggendo la rete.</text:p>
      <text:p text:style-name="P21"/>
      <text:p text:style-name="P21">Quando attacchi con una Rete puoi compiere un solo attacco, non importa quale sia il numero di attacchi che puoi normalmente effettuare.\\</text:p>
      <text:p text:style-name="P21">Per le Bolas valgono le stesse considerazioni che la Rete, la differenza principale e' che le Bolas hanno una gittata maggiore e possono colpire un solo bersaglio.\\</text:p>
      <text:p text:style-name="P22"/>
      <text:p text:style-name="P12">Azioni Opzionali</text:p>
      <text:p text:style-name="P12"/>
      <text:p text:style-name="P21"><text:span text:style-name="T4">Disarmare</text:span>*: Fai una prova contrapposta Competenza Armi + Destrezza (chi disarma) contro Competenza Armi + Forza (chi viene disarmato).</text:p>
      <text:p text:style-name="P21">Un'arma a due mani concede un bonus di +4, un'arma leggera un malus di -2 a chi deve essere disarmato. Se si fallisce di 5 o più hai disarmato te stesso e non l'avversario. Costa 1 Azione.</text:p>
      <text:p text:style-name="P21"><text:span text:style-name="T4">Finta</text:span>*: <text:s/>Fai una prova contrapposta di Competenza Armi + Faccia Tosta (chi fa la finta) contro Competenza Armi + Consapevolezza (chi subisce la finta). Se la prova riesce l'avversario perde il bonus della Destrezza alla Difesa fino alla fine del round successivo.</text:p>
      <text:p text:style-name="P21">Se fallisci di 5 o più perdi tu il round prossimo il bonus di Destrezza. Costa 1 Azione.</text:p>
      <text:p text:style-name="P21"><text:span text:style-name="T4">Spingere un avversario</text:span>*: E' una prova contrapposta di Forza (TS Tempra contrapposto <text:span text:style-name="T10">con modificatore di Forza o Costituzione a scelta</text:span>).</text:p>
      <text:p text:style-name="P21">Se vinci spingi l'avversario fino a 0.5 metri nella direzioni che vuoi per successo nella prova (fino al massimo del tuo movimento), altrimenti l'avversario ti spinge nella direzione che vuole fino a 0.5 metri per successo ottenuto (es. se vinci la prova di 7 sposti l'avversario fino a 3.5 metri). Costa <text:span text:style-name="T10">2</text:span> azioni.</text:p>
      <text:p text:style-name="P21"><text:span text:style-name="T4">Afferrare un avversario</text:span>*: E' una prova contrapposta di Forza (TS Tempra contrapposto ma con bonus di Forza e non Costituzione). Chi ha una taglia maggiore guadagna un bonus di +2 per taglia di differenza.\\</text:p>
      <text:p text:style-name="P21">Costa 2 Azioni fare e mantenere e liberarsi dalla presa. Si considera che chi afferra (o è afferrato) abbia almeno una mano occupata nell'afferrare.</text:p>
      <text:p text:style-name="P21"><text:soft-page-break/>I due contendenti perdono il bonus di Destrezza alla Difesa. Finche' l'avversario e' afferato il terreno si considera difficile. Puoi attaccare l'avversario afferrato con un arma corta.</text:p>
      <text:p text:style-name="P21">L'avversario afferrato puo' usare 1 azione per cercare di liberarsi. E' sempre un TS su Tempra su Forza contrapposto.</text:p>
      <text:p text:style-name="P21">Fare cadere un avversario*: E' una prova contrapposta di Forza o Destrezza, ogni contendente sceglie quella che preferisce. Ognuno fa un Tiro Salvezza su Tempra (con modificatore Forza) o Riflessi e si confrontano i risultati, se la prova e' inferiore, rispetto all'avversario, di 5 o più è chi voleva fare cadere che cade. Per ogni gamba/zampa oltre la seconda che ha l'avversario questo ha un bonus di +2 alla prova. <text:s/>Costa 2 Azioni. L'avversario se fallisce la prova diventa prono.</text:p>
      <text:p text:style-name="P21"/>
      <text:p text:style-name="P15">Condizioni</text:p>
      <text:p text:style-name="P24"/>
      <text:p text:style-name="P24"><text:span text:style-name="T4">Abbagliato</text:span>: La creatura è incapace di vedere bene a causa di un'eccessiva stimolazione degli occhi. Una creatura abbagliata subisce penalità -1 al Tiro per Colpire e alle prove di Consapevolezza basate sulla vista.</text:p>
      <text:p text:style-name="P24"><text:span text:style-name="T4">Accecato</text:span>: Il personaggio non riesce a vedere nulla.</text:p>
      <text:p text:style-name="P28">Ha un -4 alla Difesa e un -1d6 al colpire anche se individua la creatura invisibile.</text:p>
      <text:p text:style-name="P24">Tutte le prove o le attività basate sulla visione (come ad esempio leggere, o eventuali prove di Consapevolezza basate sulla vista) falliscono automaticamente. Tutti gli avversari vengono considerati dotati di invisibilita' nei confronti del personaggio accecato.</text:p>
      <text:p text:style-name="P24">I personaggi accecati devono effettuare una prova di Acrobatica con DC 10 per muoversi più veloci della propria velocità dimezzata. Le creature che falliscono questa prova cadono a terra Prone. </text:p>
      <text:p text:style-name="P24"><text:span text:style-name="T4">Accovacciato</text:span>: Un personaggio accovacciato subisce penalità -2 alla Difesa e -1 al Tiro per Colpire, perde due punti di bonus di Destrezza (se posseduti).</text:p>
      <text:p text:style-name="P24"><text:span text:style-name="T4">Affascinato</text:span>: Una creatura affascinata è soggiogata da un effetto soprannaturale o di un incantesimo di Charme. La creatura rimane in piedi o si siede tranquilla, senza effettuare alcuna azione se non prestare attenzione alla fonte del fascino, fintanto che dura l'effetto. L'effetto provoca penalità -4 alle Prove di Competenza richieste come reazione, come ad esempio le prove di Consapevolezza.</text:p>
      <text:p text:style-name="P24">Qualsiasi potenziale minaccia, come ad esempio una creatura ostile in avvicinamento, consente alla creatura affascinata un nuovo Tiro Salvezza contro l'effetto del fascino. Qualsiasi minaccia palese, come ad esempio qualcuno che estrae un'arma, lancia un'incantesimo o punta un'arma a distanza verso la creatura affascinata, interrompe automaticamente l'effetto.</text:p>
      <text:p text:style-name="P24">Un alleato della creatura affascinata può scuoterla per liberarla dall'effetto spendendo 2 Azioni.</text:p>
      <text:p text:style-name="P24">L’affascinatore ha +1d6 su qualsiasi prova di caratteristica per interagire socialmente con la creatura.</text:p>
      <text:p text:style-name="P24"><text:span text:style-name="T4">Affaticato</text:span>: Un personaggio affaticato non può correre o Caricare e subisce una penalità -1 a Costituzione e Destrezza. Se compie qualsiasi cosa normalmente affaticante diventa Esausto.</text:p>
      <text:p text:style-name="P24">Ci vogliono 8 ore di riposo totale per rimuovere la condizione di affaticato. Se un personaggio non dorme almeno 6 ore alla mattina è affaticato.</text:p>
      <text:p text:style-name="P24"><text:span text:style-name="T4">Afferrato: </text:span>Un personaggio afferrato non puo' muoversi, deve usare due Azioni per liberarsi (TS Tempra contrapposto). Puo' attaccare con armi in mischia se adeguate (difficilmente potra' usare uno spadone, alabarda.. un pugnale o spada corta e' piu' probabile.)</text:p>
      <text:p text:style-name="P24"><text:span text:style-name="T4">Amichevole</text:span>: Una creatura amichevole non attaccherà il personaggio se non minacciata esplicitamente.</text:p>
      <text:p text:style-name="P24"><text:span text:style-name="T4">Assordato</text:span>:: Un personaggio assordato non può ascoltare. Subisce penalità -2 alle prove di Iniziativa, fallisce automaticamente tutte le prove di Consapevolezza basate sul suono e ha una probabilità del 20\% di fallire l'uso degli incantesimi, presupponiamo che tutti gli incantesimi abbiano componenti verbali e somatiche.</text:p>
      <text:p text:style-name="P24">I personaggi che rimangono assordati per lunghi periodi di tempo, possono abituarsi a queste penalità e superarne alcune, a discrezione del Narratore.</text:p>
      <text:p text:style-name="P24"><text:span text:style-name="T4">Avvelenato</text:span>: si considera avvelenato qualsiasi soggetto sotto l'influenza di un veleno o pozione, indipendentemente che questa stia gia' producendo gli effetti o li debba ancora produrre dato il tempo dell'insorgenza.</text:p>
      <text:p text:style-name="P24"><text:span text:style-name="T4">Charmato</text:span>: una creatura charmata tratta il giocatore con un fidato amico ed alleato. Se la creatura viene minacciata o attaccata può fare un nuovo Tiro Salvezza su Volontà con un +2.</text:p>
      <text:p text:style-name="P24">L'effetto di charme non permetto il controllo del target ma questo percepisce le tue parole nel modo più favorevole. Puoi anche dare ordini ma devi riuscire in una prova di Faccia Tosta contro un Tiro Salvezza su Volontà.</text:p>
      <text:p text:style-name="P24">Un target influenzato da charme non farà nulla di pericoloso per se stesso (tranne se convinto) o per altri soggetti che reputa amici.</text:p>
      <text:p text:style-name="P24"><text:span text:style-name="T4">Confuso</text:span>: Una creatura confusa è mentalmente ottenebrata e non può agire normalmente. Una creatura confusa non riesce a distinguere un alleato da un nemico e considera tutti come nemici.</text:p>
      <text:p text:style-name="P24">Gli alleati che vogliono utilizzare un'incantesimo a vantaggio della creatura confusa devono comunque toccarla con un attacco di contatto in mischia riuscito.</text:p>
      <text:p text:style-name="P24">Se una creatura confusa è attaccata, attacca sempre l'ultima creatura che la ha attaccata, finché quella creatura non muore o esce dalla sua visuale.</text:p>
      <text:p text:style-name="P24">Tirate un dado sulla tabella seguente all'inizio di ogni round della creatura confusa ad ogni round per vedere quello che la creatura fa in quel round.</text:p>
      <text:p text:style-name="P24">d100 Comportamento:</text:p>
      <text:p text:style-name="P24">01-25 Agisce normalmente</text:p>
      <text:p text:style-name="P24"><text:soft-page-break/>26-50 Non fa altro che balbettare in modo incoerente</text:p>
      <text:p text:style-name="P24">51-75 Si infligge 1d8 + modificatore di Forza con l'arma che tiene in mano</text:p>
      <text:p text:style-name="P24">76-100 Attacca la creatura più vicina (a tale scopo, un Famiglio conta come parte del soggetto stesso)</text:p>
      <text:p text:style-name="P24">Una creatura confusa che non è in grado di eseguire l'azione indicata non farà altro che balbettare in modo incoerente. Gli aggressori non hanno alcun vantaggio speciale quando attaccano una creatura confusa. Qualsiasi creatura confusa che venga attaccata, attacca automaticamente a sua volta il suo aggressore al suo round successivo, fintanto che rimane confusa quando giunge il suo round.</text:p>
      <text:p text:style-name="P24"><text:span text:style-name="T4">Dominato: </text:span>si è in grado di controllare le azioni di una qualsiasi creatura Umanoide mediante un legame telepatico con la mente del soggetto.</text:p>
      <text:p text:style-name="P24">Se si ha un linguaggio in comune, si può generalmente costringere il soggetto ad eseguire i comandi entro i limiti delle sue capacità. Se non si condivide nessun linguaggio, si possono impartire solo comandi di base come "vieni qui", "vai li"', "combatti" o "stai fermo". Si è a conoscenza di ciò che il soggetto sta provando ma non si ricevono percezioni sensoriali dirette da lui, né si può comunicare con lui telepaticamente.</text:p>
      <text:p text:style-name="P24">Una volta impartito un ordine alla creatura dominata, questa continua a tentare di eseguirlo con l'esclusione di tutte le altre attività ad eccezione di quelle necessarie per la sopravvivenza quotidiana (come mangiare, dormire e così via). Grazie a questo limitato spettro di attività, una prova di Consapevolezza con DC 15 (invece che DC 25) può determinare se il comportamento del soggetto è stato influenzato da un effetto di ammaliamento.</text:p>
      <text:p text:style-name="P24">Concentrandosi completamente sull'incantesimo (2 Azioni), si possono ricevere percezioni sensoriali come vengono interpretate dalla mente del soggetto, anche se questo non può comunque comunicarle. Non si può in realtà vedere attraverso gli occhi del soggetto, quindi non è come se si fosse presenti, ma ci si può rendere conto di cosa sta succedendo.</text:p>
      <text:p text:style-name="P24">Ovviamente ordini palesemente autodistruttivi non vengono eseguiti. Una volta stabilito il controllo, il raggio di azione entro il quale può essere mantenuto è illimitato purché entrambi i soggetti rimangano sullo stesso piano. Non c'è bisogno di vedere il soggetto per controllarlo. Se ogni giorno non si trascorre almeno 1 minuto a concentrarsi sull'incantesimo, il soggetto riceve un nuovo Tiro Salvezza per liberarsi dal controllo.</text:p>
      <text:p text:style-name="P24"><text:span text:style-name="T4">Esausto</text:span>: Un personaggio esausto si muove a velocità dimezzata e subisce penalità -3 a Costituzione e Destrezza. Dopo 1 ora di completo riposo (o Ristorare Inferiore), un personaggio esausto diventa solo Affaticato. Un personaggio Affaticato diventa esausto compiendo un'azione che normalmente lo affaticherebbe.</text:p>
      <text:p text:style-name="P24"><text:span text:style-name="T4">Impreparato</text:span>: Un personaggio che non ha ancora agito in combattimento è impreparato, non potendo ancora reagire alla situazione. Un personaggio impreparato perde il suo bonus di Destrezza alla Difesa (se presente)</text:p>
      <text:p text:style-name="P24"><text:span text:style-name="T4">In Lotta:</text:span> Una creatura in lotta è trattenuta da una creatura, da una trappola o da un effetto. Le creature in lotta non possono muoversi e subiscono penalità -2 a Destrezza. Una creatura in lotta subisce penalità -2 a Tiro per Colpire e Difesa. Inoltre, le creature in lotta non possono compiere azioni che richiedano due mani per essere effettuate.</text:p>
      <text:p text:style-name="P25"><text:span text:style-name="T4">Incorporeo: </text:span>Le creature di questo tipo non possiedono un corpo fisico. Le creature incorporee possono essere colpite solo da armi magiche con un bonus di +2 o superiore. Dimezzano gli effetti di incantesimi che non specifichino di funzionare su creature incorporee. Le creature incorporee subiscono danno pieno da altri soggetti ed effetti incorporei, così come tutti gli effetti di forza.</text:p>
      <text:p text:style-name="P25">Una creatura incorporea può entrare in un oggetto corporeo o passarvi attraverso,</text:p>
      <text:p text:style-name="P24">Gli attacchi di una creatura incorporea passano attraverso (ignorano) armature non magiche e scudi, solo la naturale Destrezza e appunto armature/scudi magici offrono resistenza.</text:p>
      <text:p text:style-name="P24">Le creature incorporee possono muoversi ed agire normalmente nell'acqua come nell'aria. Le creature incorporee non possono cadere e subire danni da caduta.</text:p>
      <text:p text:style-name="P24">Le creature incorporee non possono effettuare attacchi per Sbilanciare o Lottare, né possono essere sbilanciate o afferrate. Le creature incorporee non hanno peso, e non fanno scattare trappole attivate dal peso.</text:p>
      <text:p text:style-name="P24">Una creatura incorporea si muove sempre silenziosamente e non può essere sentita con Consapevolezza a meno che non lo desideri. </text:p>
      <text:p text:style-name="P24"><text:span text:style-name="T6">I</text:span><text:span text:style-name="T4">ndifeso</text:span>: Un personaggio addormentato, bloccato, legato, Paralizzato, Privo di Sensi, Morente o per qualche altro motivo completamente alla mercé dei suoi avversari, è considerato indifeso.</text:p>
      <text:p text:style-name="P24">Un personaggio indifeso viene considerato come se avesse Destrezza 0 e non si considerano bonus derivanti dallo scudo. Gli attacchi in mischia contro un personaggio indifeso ottengono bonus +1d6 (equivalente ad attaccare un personaggio Prono).</text:p>
      <text:p text:style-name="P24">Gli attacchi a distanza, non ottengono alcun bonus particolare contro i bersagli indifesi.</text:p>
      <text:p text:style-name="P24"><text:span text:style-name="T4">Intralciato</text:span>: <text:span text:style-name="T11">I</text:span>l personaggio rimane intralciato. Un personaggio intralciato ha difficoltà di movimento, ma può comunque provare a muoversi, a meno che i legami che lo intralciano non siano ancorati a un oggetto immobile o impugnati da una forza contrapposta.</text:p>
      <text:p text:style-name="P24">Una creatura intralciata può muoversi a velocità dimezzata ma non può Correre o Caricare, e subisce penalità -2 ai Tiri per colpire e penalità -2 alla Destrezza.</text:p>
      <text:p text:style-name="P24">Un personaggio intralciato che cerca di lanciare un incantesimo deve superare la Difficoltà dell'incantesimo di almeno 5 (come fosse distratto)</text:p>
      <text:p text:style-name="P24"><text:span text:style-name="T6">I</text:span><text:span text:style-name="T4">mmobilizzato:</text:span> Una creatura immobilizzata è strettamente limitata nei movimenti e può compiere solo alcune azioni.</text:p>
      <text:p text:style-name="P24">Una creatura immobilizzata non può muoversi ed è Impreparata, subisce una ulteriore penalità -4 alla sua Difesa. Una creatura immobilizzata può tentare sempre di liberarsi, solitamente attraverso una prova di Criminalità o un Tiro Salvezza su riflessi.</text:p>
      <text:p text:style-name="P24"><text:soft-page-break/>Può compiere azioni verbali e mentali, ma non può utilizzare, di norma, gli incantesimi. Un personaggio immobilizzato che tenta di utilizzare gli incantesimi e o usare una Capacità Magica si considera che sia disturbato.</text:p>
      <text:p text:style-name="P24">Se il soggetto è legato la prova è contro la prova di Criminalità o Sopravvivenza di chi ha legato.\\</text:p>
      <text:p text:style-name="P24"><text:span text:style-name="T4">Invisibile</text:span>: Le creature invisibili non sono percepibili dalla vista, ricevono bonus +1d6 al Tiro per Colpire <text:span text:style-name="T11">e hanno un +4 alla Difesa anche se Individuati.</text:span></text:p>
      <text:p text:style-name="P26"><text:span text:style-name="T4">Livelli Negativi Temporanei</text:span>: Una creatura con livelli negativi temporanei ha diritto ogni giorno ad un nuovo Tiro Salvezza per rimuovere il livello negativo. La DC di questo Tiro Salvezza è la stessa dell'effetto che ha causato i livelli negativi. Se i livelli negativi di una creatura sono uguali o superiori ai suoi Dadi Vita totali, la creatura muore.</text:p>
      <text:p text:style-name="P26"><text:span text:style-name="T4">Livelli Negativi Permanenti</text:span>: Alcune capacità comportano un risucchio di livello permanente ad una creatura. Questi sono trattati come livelli negativi temporanei, ma non permettono di effettuare ogni giorno un nuovo Tiro Salvezza per rimuoverli. Se i livelli negativi di una creatura sono uguali o superiori ai suoi Dadi Vita totali, la creatura muore. <text:span text:style-name="T12">Sono recuperabili tramite l’incantesimo Ristorare Superiore.</text:span></text:p>
      <text:p text:style-name="P24"><text:span text:style-name="T4">Morente: </text:span><text:span text:style-name="T7">U</text:span>n personaggio morente ha -1 Punti Ferita e si considera Indifeso per le penalità ed e' prossimo alla morte.</text:p>
      <text:p text:style-name="P24"><text:span text:style-name="T4">Morto</text:span>: <text:span text:style-name="T13">L</text:span>'anima del personaggio abbandona permanentemente il suo corpo. I personaggi morti non possono beneficiare delle cure normali o magiche, e non possono essere riportati in vita da un incantesimo. Solo un Patrono ha sufficiente potere per riportare l'anima nel corpo e riportare in vita la creatura. La Scuola di Negromanzia ha incantesimi per rianimare un corpo come non morto.</text:p>
      <text:p text:style-name="P24"><text:span text:style-name="T4">Nauseato</text:span>: Le creature nauseate soffrono di disturbi di stomaco. Le creature nauseate non sono in grado di attaccare, utilizzare incantesimi, concentrarsi sugli incantesimi o fare qualsiasi altra cosa che richieda attenzione. La sola azione che un tale personaggio può compiere è una singola Azione di movimento per round.</text:p>
      <text:p text:style-name="P24"><text:span text:style-name="T4">Paralizzato</text:span>: <text:span text:style-name="T13">U</text:span>n personaggio paralizzato è bloccato sul posto ed è incapace di muoversi od agire. Ha punteggi effettivi di Forza e Destrezza pari a -4, è Indifeso e può compiere azioni esclusivamente mentali.</text:p>
      <text:p text:style-name="P24">Una creatura alata in volo, nel momento in cui viene paralizzata non può più battere le ali e precipita.</text:p>
      <text:p text:style-name="P24">Un nuotatore paralizzato non può più Nuotare e potrebbe annegare.</text:p>
      <text:p text:style-name="P24">Una creatura può attraversare una zona occupata da una creatura paralizzata (o morta), che sia un alleato o meno e si considera come terreno difficile.</text:p>
      <text:p text:style-name="P24"><text:span text:style-name="T4">Pietrificato</text:span>: Un personaggio pietrificato è stato trasformato in pietra ed è privo di sensi ed Indifeso. Se un personaggio pietrificato si incrina o si rompe, ma i pezzi rotti sono uniti al corpo quando ritorna di carne, il personaggio non viene ferito o danneggiato. Se il corpo pietrificato del personaggio è incompleto quando viene ritrasformato in carne, il corpo rimane incompleto e potrebbe avere una qualche perdita permanente di punti ferita e/o altre menomazioni.</text:p>
      <text:p text:style-name="P24"><text:span text:style-name="T4">Prono</text:span>: chi è prono ha un -1d6 ad attaccare ed un -4 alla Difesa. Alzarsi da prono costa 2 Azioni.</text:p>
      <text:p text:style-name="P24"><text:span text:style-name="T4">Scosso</text:span>: <text:span text:style-name="T13">I</text:span> personaggi che sono scossi subiscono penalità -2 ai Tiri per Colpire, ai Tiri Salvezza e alle prove.</text:p>
      <text:p text:style-name="P24"><text:span text:style-name="T4">Spaventato</text:span>: I personaggi spaventati sono anche scossi, e inoltre fuggono dalla fonte della loro paura il più velocemente possibile, anche se possono scegliere la direzione di fuga.</text:p>
      <text:p text:style-name="P24">A parte cio', una volta che sono fuori vista (o udito) dalla fonte della loro paura, possono agire normalmente. Se la durata della paura non è ancora arrivata al termine, qualora dovessero incontrare di nuovo la fonte della loro paura, cercherebbero nuovamente di fuggire.</text:p>
      <text:p text:style-name="P24">I personaggi che non sono in grado di fuggire possono combattere (anche se continuano ad essere scossi).</text:p>
      <text:p text:style-name="P24"><text:span text:style-name="T7">I</text:span><text:span text:style-name="T4">n Preda al Panico</text:span>: <text:s/>I personaggi in preda al panico sono scossi e, inoltre, hanno una probabilità del 50\% di far cadere a terra qualsiasi cosa stanno tenendo in mano e di fuggire dalla fonte del loro terrore il più in fretta possibile seguendo un percorso di fuga completamente casuale.</text:p>
      <text:p text:style-name="P24">I personaggi in preda al panico fuggono davanti a qualsiasi altro pericolo che possano trovarsi di fronte. A parte cio', una volta che sono fuori vista (o udito) dalla fonte della loro paura, possono agire normalmente.</text:p>
      <text:p text:style-name="P24">I personaggi in preda al panico prendono anche la condizione <text:span text:style-name="T13">Prono</text:span> se non possono fuggire.</text:p>
      <text:p text:style-name="P24"><text:span text:style-name="T4">Terrore Crescente</text:span> :\index{Terrore Crescente} Gli effetti della paura sono cumulativi.</text:p>
      <text:p text:style-name="P27"><text:span text:style-name="T4">Stordito/Svenuto</text:span>: si considera che sia Indifeso.</text:p>
      <text:p text:style-name="P24"><text:span text:style-name="T4">Sanguinante: </text:span>Una creatura che sta subendo danni da sanguinamento subisce la quantità di danno indicata all'inizio del suo round. Il sanguinamento può essere interrotto superando una prova di Sopravvivenza (pronto soccorso) con DC 15 o con l'uso di un incantesimo di Cura Ferite.</text:p>
      <text:p text:style-name="P24">Alcuni effetti di sanguinamento causano un danno di caratteristica o persino un risucchio di caratteristica. </text:p>
      <text:p text:style-name="P24">Se non indicato diversamente il danno massimo da sanguinamento, anche cumulato, e' di 5 PF a round.</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6T14:30:17.728662720</meta:creation-date>
    <dc:date>2021-02-09T11:07:39.626866606</dc:date>
    <meta:editing-duration>PT1H56S</meta:editing-duration>
    <meta:editing-cycles>18</meta:editing-cycles>
    <meta:generator>LibreOffice/7.0.4.2$Linux_X86_64 LibreOffice_project/00$Build-2</meta:generator>
    <meta:document-statistic meta:table-count="4" meta:image-count="0" meta:object-count="0" meta:page-count="7" meta:paragraph-count="238" meta:word-count="4987" meta:character-count="31074" meta:non-whitespace-character-count="26308"/>
  </office:meta>
</office:document-meta>
</file>